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224b12" draw:marker-start-width="0.35cm" draw:marker-end-width="0.35cm" draw:fill="gradient" draw:fill-color="#00a933" draw:fill-gradient-name="DegVert30" draw:gradient-step-count="0" draw:textarea-horizontal-align="justify" draw:textarea-vertical-align="middle" draw:auto-grow-height="false" fo:min-height="1.456cm" fo:min-width="1.206cm" fo:padding-top="0.175cm" fo:padding-bottom="0.175cm" fo:padding-left="0.3cm" fo:padding-right="0.3cm" draw:shadow="hidden" loext:decorative="false"/>
    </style:style>
    <style:style style:name="gr2" style:family="graphic">
      <style:graphic-properties style:writing-mode="lr-tb" loext:decorative="false"/>
    </style:style>
    <style:style style:name="gr3" style:family="graphic" style:parent-style-name="standard">
      <style:graphic-properties svg:stroke-width="0.06cm" svg:stroke-color="#ff0000" draw:marker-start-width="0.29cm" draw:marker-end-width="0.29cm" draw:fill="gradient" draw:fill-gradient-name="Gradient_20_36" draw:gradient-step-count="0" fo:min-height="0cm" fo:min-width="0cm" fo:padding-top="0.155cm" fo:padding-bottom="0.155cm" fo:padding-left="0.28cm" fo:padding-right="0.28cm" fo:wrap-option="wrap" loext:decorative="false"/>
    </style:style>
    <style:style style:name="gr4"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 style:family="graphic" style:parent-style-name="standard">
      <style:graphic-properties draw:stroke="none" draw:stroke-dash="Dash_20_Dot_20_1" svg:stroke-width="0cm" svg:stroke-color="#3465a4" draw:marker-start="" draw:marker-start-width="0.2cm" draw:marker-start-center="false" draw:marker-end="" draw:marker-end-width="0.2cm" draw:marker-end-center="false" svg:stroke-opacity="100%" draw:stroke-linejoin="round" svg:stroke-linecap="butt" draw:fill="solid" draw:fill-color="#ff6d6d"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inverse" dr3d:texture-filter="enabled" dr3d:diffuse-color="#00b8ff" dr3d:emissive-color="#000000" dr3d:specular-color="#ff8000" dr3d:shininess="15%" dr3d:shadow="hidden" loext:decorative="false"/>
    </style:style>
    <style:style style:name="P1" style:family="paragraph">
      <loext:graphic-properties draw:fill="gradient" draw:fill-color="#00a933" draw:fill-gradient-name="DegVert30" draw:gradient-step-count="0"/>
      <style:paragraph-properties fo:text-align="center"/>
    </style:style>
    <style:style style:name="P2" style:family="paragraph">
      <loext:graphic-properties draw:fill="gradient" draw:fill-gradient-name="Gradient_20_36" draw:gradient-step-count="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2cm" svg:height="0.5cm" svg:x="0cm" svg:y="1.5cm" svg:viewBox="0 0 2001 501" svg:d="M86 0c-15 0-30 1-43 3s-24 4-31 8c-8 3-12 7-12 11 0 152 0 305 0 457 0 4 4 8 12 11 7 4 18 6 31 8s28 3 43 3c610 0 1219 0 1829 0 15 0 30-1 43-3s24-4 31-8c8-3 12-7 12-11 0-152 0-305 0-457 0-4-4-8-12-11-7-4-18-6-31-8s-28-3-43-3c-610 0-1219 0-1829 0z">
          <text:p/>
        </draw:path>
        <draw:g draw:style-name="gr2">
          <draw:custom-shape draw:style-name="gr3" draw:text-style-name="P2" draw:layer="layout" svg:width="1.901cm" svg:height="1.871cm" svg:x="0.046cm" svg:y="0.043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3d:scene draw:style-name="gr4" svg:width="1.275cm" svg:height="1.25cm" svg:x="0.356cm" svg:y="0.37cm" dr3d:vrp="(0 0 16885.7142857143)" dr3d:vpn="(0 0 14285.7142857143)" dr3d:projection="perspective" dr3d:distance="2.6cm" dr3d:focal-length="10cm" dr3d:shadow-slant="0" dr3d:shade-mode="gouraud" dr3d:ambient-color="#8d281e" dr3d:lighting-mode="false">
            <dr3d:light dr3d:diffuse-color="#784b04" dr3d:direction="(-0.338877169018549 0.66314275642796 0.667385907039624)"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5" draw:layer="layout" dr3d:transform="matrix (1 0 0 0 1 0 0 0 1 0.0943770268831804cm 0cm 0cm)"/>
          </dr3d:scene>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DegVert30"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2" draw:display-name="Gradient 32" draw:style="linear" draw:start-color="#ffff00" draw:end-color="#ff8000" draw:start-intensity="100%" draw:end-intensity="100%" draw:angle="30deg" draw:border="0%">
      <loext:gradient-stop svg:offset="0" loext:color-type="rgb" loext:color-value="#ffff00"/>
      <loext:gradient-stop svg:offset="1" loext:color-type="rgb" loext:color-value="#ff8000"/>
    </draw:gradient>
    <draw:gradient draw:name="Gradient_20_33" draw:display-name="Gradient 33" draw:style="radial" draw:cx="50%" draw:cy="50%" draw:start-color="#ffffa6" draw:end-color="#e8a202" draw:start-intensity="100%" draw:end-intensity="100%" draw:border="0%">
      <loext:gradient-stop svg:offset="0" loext:color-type="rgb" loext:color-value="#ffffa6"/>
      <loext:gradient-stop svg:offset="1" loext:color-type="rgb" loext:color-value="#e8a202"/>
    </draw:gradient>
    <draw:gradient draw:name="Gradient_20_36" draw:display-name="Gradient 36"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5-01-31T14:02:38.687458786</dc:date>
    <dc:creator>Marc</dc:creator>
    <meta:editing-duration>PT4H17M53S</meta:editing-duration>
    <meta:editing-cycles>18</meta:editing-cycles>
    <meta:generator>LibreOffice/24.2.7.2$Linux_X86_64 LibreOffice_project/420$Build-2</meta:generator>
    <meta:document-statistic meta:object-count="5"/>
  </office:meta>
</office:document-meta>
</file>